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  <style:style style:name="P2" style:family="paragraph" style:parent-style-name="Standard">
      <style:text-properties officeooo:rsid="000fcbbd" officeooo:paragraph-rsid="000fcbbd"/>
    </style:style>
    <style:style style:name="T1" style:family="text">
      <style:text-properties officeooo:rsid="001063b9"/>
    </style:style>
    <style:style style:name="T2" style:family="text">
      <style:text-properties officeooo:rsid="00114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  <text:p text:style-name="P1"><text:tab/><text:span text:style-name="T1">Podemos desativar a sugestão de preenchimento de formulário usando as “tags autocomplete”= “off”</text:span></text:p>
      <text:p text:style-name="P1"><text:tab/><text:span text:style-name="T2">Devemos usar a tag label para fazer a relação entre qual o objeto de formulário(nome) e qual é a etiqueta del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1T20:50:02.746000000</dc:date>
    <meta:editing-duration>PT38M27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5" meta:word-count="120" meta:character-count="731" meta:non-whitespace-character-count="611"/>
  </office:meta>
</office:document-meta>
</file>